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8"/>
        <table:table-column table:style-name="co2" table:default-cell-style-name="ce8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[ãˈ]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ˈ)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kõˈboiu</text:p>
          </table:table-cell>
          <table:table-cell office:value-type="string" table:style-name="ce8">
            <text:p>kõˈbɔju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7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o(?![juɫ])</text:p>
          </table:table-cell>
          <table:table-cell office:value-type="string" table:style-name="ce8">
            <text:p>ɔ / o</text:p>
          </table:table-cell>
          <table:table-cell office:value-type="string" table:style-name="ce14">
            <text:p>T4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e(?![juɫs̃])</text:p>
          </table:table-cell>
          <table:table-cell office:value-type="string" table:style-name="ce8">
            <text:p>e / i</text:p>
          </table:table-cell>
          <table:table-cell office:value-type="string" table:style-name="ce13">
            <text:p>T49</text:p>
          </table:table-cell>
          <table:table-cell table:style-name="ce12"/>
          <table:table-cell table:number-columns-repeated="16380" table:style-name="ce11"/>
        </table:table-row>
        <table:table-row table:style-name="ro7">
          <table:table-cell office:value-type="string" table:style-name="ce8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1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office:value-type="string" table:style-name="ce13">
            <text:p>T52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office:value-type="string" table:style-name="ce13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office:value-type="string" table:style-name="ce13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office:value-type="string" table:style-name="ce13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office:value-type="string" table:style-name="ce13">
            <text:p>T5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office:value-type="string" table:style-name="ce13">
            <text:p>T57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office:value-type="string" table:style-name="ce13">
            <text:p>T58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3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3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6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6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6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6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office:value-type="string" table:style-name="ce13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3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7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72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73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3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7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8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90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91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92</text:p>
          </table:table-cell>
          <table:table-cell table:style-name="ce10"/>
          <table:table-cell table:number-columns-repeated="16380" table:style-name="ce9"/>
        </table:table-row>
        <table:table-row table:number-rows-repeated="1048484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Leonor Martins</meta:initial-creator>
    <dc:creator>Leonor Martins</dc:creator>
    <meta:creation-date>2024-10-24T14:30:03Z</meta:creation-date>
    <dc:date>2025-06-28T10:22:46Z</dc:date>
  </office:meta>
</office:document-meta>
</file>